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rm PO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Installation (remote/distirbuted mode)</text:p>
            <text:p text:style-name="P1">Programming API, bolts/spouts w/examples</text:p>
            <text:p text:style-name="P1">Metrics/Scheduler</text:p>
            <text:p text:style-name="P1">Monit</text:p>
            <text:p text:style-name="P1">Goal: intro to doing a POC for sponsoring compan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orm Instal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ormInstallation.doc assumes CentOS 6.X</text:p>
              </text:list-item>
              <text:list-item>
                <text:p>Uses RPMs to create a storm-nimus, storm-ui, storm-supervisor service. </text:p>
              </text:list-item>
              <text:list-item>
                <text:p>Verify running storm-starter</text:p>
              </text:list-item>
              <text:list-item>
                <text:p>Test programs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orm API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ocument what is there fir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c </meta:initial-creator>
    <meta:creation-date>2013-05-10T14:06:02</meta:creation-date>
    <meta:editing-duration>PT13M35S</meta:editing-duration>
    <meta:editing-cycles>16</meta:editing-cycles>
    <dc:date>2013-05-10T14:20:49</dc:date>
    <dc:creator>dc </dc:creator>
    <meta:generator>LibreOffice/4.0.3.3$Linux_X86_64 LibreOffice_project/0eaa50a932c8f2199a615e1eb30f7ac74279539</meta:generator>
    <meta:document-statistic meta:object-count="33"/>
  </office:meta>
</office:document-meta>
</file>